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style:font-size-asian="36pt" style:font-size-complex="36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36pt" style:font-size-asian="36pt" style:font-size-complex="36pt"/>
    </style:style>
    <style:style style:name="P4" style:family="paragraph" style:parent-style-name="Standard" style:list-style-name="L1">
      <style:text-properties style:font-name="Arial" fo:font-size="36pt" style:font-size-asian="36pt" style:font-size-complex="36pt"/>
    </style:style>
    <style:style style:name="P5" style:family="paragraph" style:parent-style-name="Standard">
      <style:text-properties style:font-name="Arial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nn du als Letzter das FabLab verlässt:</text:p>
      <text:p text:style-name="P2"/>
      <text:list xml:id="list6221304930329311224" text:style-name="L1">
        <text:list-item>
          <text:p text:style-name="P4">Fenster schließen</text:p>
        </text:list-item>
        <text:list-item>
          <text:p text:style-name="P4">Tür zum Besprechungsraum schließen</text:p>
        </text:list-item>
        <text:list-item>
          <text:p text:style-name="P4">Geräte ausschalten (besonders: Ätzer, Laser inkl. Lüftung, 3D-Drucker, Lötkolben, Sicherungen E-Werkstatt-Tische, <text:s/>Schneideplotter, Backofen, Temperofen)</text:p>
        </text:list-item>
        <text:list-item>
          <text:p text:style-name="P4">Licht aus</text:p>
        </text:list-item>
        <text:list-item>
          <text:p text:style-name="P4">Eingangstür schließen (klemmt manchmal)</text:p>
        </text:list-item>
      </text:list>
      <text:p text:style-name="P1"/>
      <text:p text:style-name="P5"/>
      <text:p text:style-name="P5"/>
      <text:p text:style-name="P5">Vorlage: http://fablab.fau.de/svn/fablab/aushaenge/Schild_am_Ausgang._Wenn_du_als_Letzter_das_FabLab_verlässt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5" fo:hyphenation-push-char-count="4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midt</meta:initial-creator>
    <meta:creation-date>2013-05-08T19:17:47.27</meta:creation-date>
    <dc:date>2014-01-29T21:55:28.54</dc:date>
    <dc:creator>Alexander Schmidt</dc:creator>
    <meta:editing-duration>PT2M2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7" meta:word-count="40" meta:character-count="410"/>
  </office:meta>
</office:document-meta>
</file>